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3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ERALTY EIRL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VERALTY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3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OMERO MAMANI, LISSETH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RGUEDAS LOZANO, BRUCE RENNY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0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4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0820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2T23:43:3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